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a91b" officeooo:paragraph-rsid="0007a91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a91b" officeooo:paragraph-rsid="0007a91b" style:font-weight-asian="bold" style:font-weight-complex="bold"/>
    </style:style>
    <style:style style:name="P3" style:family="paragraph" style:parent-style-name="Standard">
      <style:text-properties officeooo:rsid="0007a91b" officeooo:paragraph-rsid="0007a91b"/>
    </style:style>
    <style:style style:name="P4" style:family="paragraph" style:parent-style-name="Standard">
      <style:text-properties officeooo:rsid="00096984" officeooo:paragraph-rsid="0009698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a98d6"/>
    </style:style>
    <style:style style:name="T3" style:family="text">
      <style:text-properties style:text-position="0% 100%"/>
    </style:style>
    <style:style style:name="T4" style:family="text">
      <style:text-properties officeooo:rsid="000a98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 Qu’es ce qu’un opérateur bloquant et non bloquant ?</text:p>
      <text:p text:style-name="P1"/>
      <text:p text:style-name="P1">Bloquant :Doit calculer l’ensemble des résultats avant de fournir le 1<text:span text:style-name="T1">er</text:span> tuple</text:p>
      <text:p text:style-name="P1"/>
      <text:p text:style-name="P1">Non bloquant : fournit les résultat à la demande </text:p>
      <text:p text:style-name="P1"/>
      <text:p text:style-name="P2">2) Qu’es ce que le piplinage ?</text:p>
      <text:p text:style-name="P1"/>
      <text:p text:style-name="P1">Les tuples sont parcourus séquentiellement et leurs résultat est rendu au fur et à mesure. </text:p>
      <text:p text:style-name="P1">L’utilisateur reçoit les 1<text:span text:style-name="T1">er</text:span> tuples alors que la requête n’est pas terminé</text:p>
      <text:p text:style-name="P1"/>
      <text:p text:style-name="P2">3) Différence entre temps de réponse / exécution ?</text:p>
      <text:p text:style-name="P1"/>
      <text:p text:style-name="P1">Réponse : temps mis pour obtenir le 1<text:span text:style-name="T1">er</text:span> tuple</text:p>
      <text:p text:style-name="P1">Exécution : temps mis pour obtenir l’ensemble du résultats</text:p>
      <text:p text:style-name="P1"/>
      <text:p text:style-name="P2">4) Un index est-il toujours efficace ?</text:p>
      <text:p text:style-name="P1"/>
      <text:p text:style-name="P1">Non car il entraîne de multiple chargement en mémoire de bloc. A terme cela peut être pénalisant.</text:p>
      <text:p text:style-name="P4">Mais généralement il entraine de bon gain de performance. Le problème étant pour les mises à jour ou les créations car il faut réorganisé l’index pour qu’il reste trié.</text:p>
      <text:p text:style-name="P1"/>
      <text:p text:style-name="P2">5) Le tri fusion est il bloquant ou non bloquant ?</text:p>
      <text:p text:style-name="P1"/>
      <text:p text:style-name="P1">Bloquant, <text:span text:style-name="T4">car on doit attendre que le tri se face pour obtenir les 1</text:span><text:span text:style-name="T2">er</text:span><text:span text:style-name="T4"> nupl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8:58:04.832714464</meta:creation-date>
    <dc:date>2020-03-23T17:08:32.622511912</dc:date>
    <meta:editing-duration>PT1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71" meta:character-count="960" meta:non-whitespace-character-count="801"/>
  </office:meta>
</office:document-meta>
</file>